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style:style>
    <style:style style:name="P2" style:family="paragraph" style:parent-style-name="Heading_20_1">
      <style:text-properties style:font-name="Times New Roman"/>
    </style:style>
    <style:style style:name="P3" style:family="paragraph" style:parent-style-name="Heading_20_3">
      <style:text-properties style:font-name="Times New Roman"/>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jor components</text:h>
      <text:p text:style-name="P1"/>
      <text:h text:style-name="P3" text:outline-level="3">LevelController: </text:h>
      <text:p text:style-name="P1">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p text:style-name="P1"/>
      <text:h text:style-name="P3" text:outline-level="3">SoundHandler: </text:h>
      <text:p text:style-name="P1">This model class is used for the sounds in the game. It loads sounds from files for the class to use. The playing of a certain sound is used with a respective method.</text:p>
      <text:p text:style-name="P1"/>
      <text:h text:style-name="P3" text:outline-level="3">LevelRenderer: </text:h>
      <text:p text:style-name="P1">This view class represents the rendering of a level in the game. It gets information from the Level class to know what kind of block to put where on the screen. The class also loads the textures and draws the player. </text:p>
      <text:p text:style-name="P1"/>
      <text:h text:style-name="P3" text:outline-level="3">Block:</text:h>
      <text:p text:style-name="P1">This model class represents a block in the game. It can have a variety of different attributes. Such as if its slippery or not, hazardous, solid or movable. </text:p>
      <text:p text:style-name="P1"/>
      <text:h text:style-name="P3" text:outline-level="3">Player:</text:h>
      <text:p text:style-name="Text_20_body"><text:span text:style-name="T1">This model class represents the player and his attributes. Such as speed, position, state and the number of keys he has. </text:span></text:p>
      <text:p text:style-name="Text_20_body"><text:span text:style-name="T1"/></text:p>
      <text:h text:style-name="P3" text:outline-level="3">Level:</text:h>
      <text:p text:style-name="Text_20_body"><text:span text:style-name="T1">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15M49S</meta:editing-duration>
    <meta:editing-cycles>9</meta:editing-cycles>
    <meta:generator>OpenOffice.org/3.2$Win32 OpenOffice.org_project/320m12$Build-9483</meta:generator>
    <dc:date>2013-10-22T21:35:37.39</dc:date>
    <dc:creator>Lucas Wiman</dc:creator>
    <meta:document-statistic meta:table-count="0" meta:image-count="0" meta:object-count="0" meta:page-count="1" meta:paragraph-count="13" meta:word-count="275" meta:character-count="1547"/>
    <meta:user-defined meta:name="Info 1"/>
    <meta:user-defined meta:name="Info 2"/>
    <meta:user-defined meta:name="Info 3"/>
    <meta:user-defined meta:name="Info 4"/>
  </office:meta>
</office:document-meta>
</file>